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67b3" officeooo:paragraph-rsid="000e67b3"/>
    </style:style>
    <style:style style:name="P2" style:family="paragraph" style:parent-style-name="Standard">
      <style:paragraph-properties fo:text-align="justify" style:justify-single-word="false"/>
      <style:text-properties officeooo:rsid="000e67b3" officeooo:paragraph-rsid="000e67b3"/>
    </style:style>
    <style:style style:name="P3" style:family="paragraph" style:parent-style-name="Text_20_body">
      <style:text-properties officeooo:rsid="0011e396" officeooo:paragraph-rsid="0011e396"/>
    </style:style>
    <style:style style:name="P4" style:family="paragraph" style:parent-style-name="Text_20_body">
      <style:text-properties officeooo:rsid="001303e9" officeooo:paragraph-rsid="001303e9"/>
    </style:style>
    <style:style style:name="P5" style:family="paragraph" style:parent-style-name="Text_20_body">
      <style:paragraph-properties fo:text-align="justify" style:justify-single-word="false"/>
      <style:text-properties officeooo:rsid="001303e9" officeooo:paragraph-rsid="001303e9"/>
    </style:style>
    <style:style style:name="P6" style:family="paragraph" style:parent-style-name="Text_20_body">
      <style:text-properties officeooo:paragraph-rsid="001303e9"/>
    </style:style>
    <style:style style:name="P7" style:family="paragraph" style:parent-style-name="Text_20_body">
      <style:text-properties officeooo:rsid="001401b8" officeooo:paragraph-rsid="001401b8"/>
    </style:style>
    <style:style style:name="P8" style:family="paragraph" style:parent-style-name="Heading">
      <style:text-properties officeooo:rsid="001026b9" officeooo:paragraph-rsid="001026b9"/>
    </style:style>
    <style:style style:name="P9" style:family="paragraph" style:parent-style-name="Heading">
      <style:text-properties officeooo:rsid="0011e396" officeooo:paragraph-rsid="0011e396"/>
    </style:style>
    <style:style style:name="P10" style:family="paragraph" style:parent-style-name="Heading">
      <style:text-properties officeooo:rsid="001303e9" officeooo:paragraph-rsid="001303e9"/>
    </style:style>
    <style:style style:name="P11" style:family="paragraph" style:parent-style-name="Heading">
      <style:text-properties officeooo:rsid="001401b8" officeooo:paragraph-rsid="001401b8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officeooo:rsid="001026b9"/>
    </style:style>
    <style:style style:name="T2" style:family="text">
      <style:text-properties officeooo:rsid="001303e9"/>
    </style:style>
    <style:style style:name="T3" style:family="text">
      <style:text-properties officeooo:rsid="001401b8"/>
    </style:style>
    <style:style style:name="T4" style:family="text">
      <style:text-properties officeooo:rsid="00157b9c"/>
    </style:style>
    <style:style style:name="T5" style:family="text">
      <style:text-properties officeooo:rsid="0016d568"/>
    </style:style>
    <style:style style:name="T6" style:family="text">
      <style:text-properties officeooo:rsid="0017c928"/>
    </style:style>
    <style:style style:name="T7" style:family="text">
      <style:text-properties officeooo:rsid="001809d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03e9" style:font-style-asian="italic" style:font-style-complex="italic"/>
    </style:style>
    <style:style style:name="T10" style:family="text">
      <style:text-properties fo:font-style="italic" fo:font-weight="normal" officeooo:rsid="001303e9" style:font-style-asian="italic" style:font-weight-asian="normal" style:font-style-complex="italic" style:font-weight-complex="normal"/>
    </style:style>
    <style:style style:name="T11" style:family="text">
      <style:text-properties fo:font-weight="bold" officeooo:rsid="001303e9" style:font-weight-asian="bold" style:font-weight-complex="bold"/>
    </style:style>
    <style:style style:name="T12" style:family="text">
      <style:text-properties fo:font-weight="normal" officeooo:rsid="001303e9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GER<text:tab/><text:tab/><text:tab/><text:tab/><text:tab/><text:tab/><text:tab/><text:tab/><text:tab/><text:tab/><text:tab/> <text:s/>LP CDED</text:p>
      <text:p text:style-name="P2">Romain</text:p>
      <text:p text:style-name="P1">Nouveaux modes de développement</text:p>
      <text:p text:style-name="P1">Rapport n°1 du 16/06/2015</text:p>
      <text:p text:style-name="P2"/>
      <text:list xml:id="list6677885162307692681" text:style-name="Numbering_20_1">
        <text:list-item>
          <text:p text:style-name="Heading"><text:span text:style-name="T1"><text:s/></text:span>Présentation (30 minutes)</text:p>
        </text:list-item>
      </text:list>
      <text:list xml:id="list1091930887465924503" text:style-name="L1">
        <text:list-header>
          <text:p text:style-name="P12"><text:span text:style-name="T1"><text:s text:c="2"/></text:span>Présentation du sujet par le professeur, prise de notes sur le projet à réaliser, les<text:span text:style-name="T1"> </text:span>installations à effectuer et les différents composants du projet.</text:p>
        </text:list-header>
      </text:list>
      <text:list xml:id="list191347094823395" text:continue-list="list6677885162307692681" text:style-name="Numbering_20_1">
        <text:list-item>
          <text:p text:style-name="Heading"><text:span text:style-name="T1"><text:s/></text:span>Prise en main (30 minutes)</text:p>
        </text:list-item>
      </text:list>
      <text:p text:style-name="Text_20_body"><text:span text:style-name="T7">Tout d'abord, j'ai décidé de choisir le terminal fourni par l'IUT. </text:span>J'ai eu un problème avec le terminal Linux, pour cause d’installation de <text:span text:style-name="T8">Node.js</text:span> impossible, j'ai donc travaillé en attendant avec Quentin <text:span text:style-name="T4">Kornmann</text:span>. Nous avons essayé de comprendre les mécanismes de JavaScript avec le programme tp0, mis à disposition sur le Moodle. Puis nous avons lancé le programme grâce à Node pour comparer les réponses.</text:p>
      <text:list xml:id="list191347571105783" text:continue-numbering="true" text:style-name="Numbering_20_1">
        <text:list-item>
          <text:p text:style-name="P8"><text:s/>Installation des logiciels (1 heure)</text:p>
        </text:list-item>
      </text:list>
      <text:p text:style-name="P3">J'ai d'abord travaillé sur l'environnement Linux, grâce aux terminaux de l'IUT. Mais le problème des droits administrateurs se posaient à chaque fois pour les installations. J'ai donc décidé de prendre mon ordinateur personnel pour effectuer les installations, le tout sous environnement Windows 10. La première tâche à faire était d'installer <text:span text:style-name="T8">Node.js</text:span>, accessible sur le site <text:span text:style-name="T8">https://nodejs.org/en/</text:span>. Ce dernier fournit directement le module "npm" nécessaire à ce projet.</text:p>
      <text:p text:style-name="P3">Après cette installation primaire, j'ai créé un compte sous GitHub, pour avoir une traçabilité du projet, grâce à ses différentes versions. Pour compléter cet environnement, j'ai installé SourceTree, accessible à l'adresse <text:a xlink:type="simple" xlink:href="https://www.sourcetreeapp.com/" text:style-name="Internet_20_link" text:visited-style-name="Visited_20_Internet_20_Link">https://www.sourcetreeapp.com/</text:a>, qui fournit une interface graphique pour la gestion des comptes et dépôts GitHub, sans passer par la ligne de commande Git. J'ai donc lié le compte GitHub avec ce logiciel.</text:p>
      <text:p text:style-name="P3">Je n'ai pas installé d'IDE particulier, ayant déjà de base sur mon ordinateur personnel Brackets et NotePad++. Je n'ai pas choisi Eclipse, la combinaison entre Brackets et SourceTree étant suffisant.</text:p>
      <text:list xml:id="list191347956929976" text:continue-numbering="true" text:style-name="Numbering_20_1">
        <text:list-item>
          <text:p text:style-name="P9"><text:s/>Création du serveur HTTP (1 heure)</text:p>
        </text:list-item>
      </text:list>
      <text:p text:style-name="P3">La prochaine étape était d'installer le serveur HTTP pour effectuer des requêtes JavaScript depuis l'ordinateur. J'ai utilisé le mode console, pour lancer les différentes options de npm, telles que <text:span text:style-name="T8">npm init, npm install ejs, express --save, http, https</text:span>. <text:span text:style-name="T2">J'ai ensuite créé et édité le fichier </text:span><text:span text:style-name="T9">server.js</text:span><text:span text:style-name="T2"> pour permettre une connexion avec le serveur. Après plusieurs tentatives, et différentes version du fichier </text:span><text:span text:style-name="T10">server.js,</text:span><text:span text:style-name="T2"> la connexion a pu s'établir sur le port 3000, avec un simple renvoi d'une réponse texte.</text:span></text:p>
      <text:p text:style-name="P4">Puis, j'ai amélioré le programme <text:span text:style-name="T8">server.js</text:span> pour permettre de charger une page html à partir de ce fichier. D'abord, j'ai créé de multiples fichiers, et grâce à un router, je pouvais charger un fichier HTML à partir du fichier JavaScript de base. J'ai suivi le tutoriel accessible à cette page : <text:a xlink:type="simple" xlink:href="https://codeforgeek.com/2014/06/express-nodejs-tutorial/" text:style-name="Internet_20_link" text:visited-style-name="Visited_20_Internet_20_Link">https://codeforgeek.com/2014/06/express-nodejs-tutorial/</text:a>. Enfin, j'ai fait un commit sur SourceTree pour sauvegarder le tout.</text:p>
      <text:list xml:id="list191348668583434" text:continue-numbering="true" text:style-name="Numbering_20_1">
        <text:list-item>
          <text:p text:style-name="P10"><text:s/>Amélioration en serveur HTTPS (2 heures)</text:p>
        </text:list-item>
      </text:list>
      <text:p text:style-name="P5">La prochaine tâche à effectuer était de créer un certificat pour rendre le site web sous contrôle HTTPS. J'ai d'abord cherché longuement comment créer ce certificat, et je suis arrivé sur le site <text:soft-page-break/>suivant : <text:a xlink:type="simple" xlink:href="http://www.developpez.net/forums/d1019281/environnements-developpement/windev/contribuez/creer-propre-certificat-numerique-personnel-auto-signe/" text:style-name="Internet_20_link" text:visited-style-name="Visited_20_Internet_20_Link">http://www.developpez.net/forums/d1019281/environnements-developpement/windev/contribuez/creer-propre-certificat-numerique-personnel-auto-signe/</text:a>, qui m'a permis de faire ce certificat. Après plusieurs problèmes, notamment le rajout de l'option <text:span text:style-name="T8">-config openssl/cfg</text:span>, dans les requêtes, le certificat est apparu. J'ai effectué l'étape 1, 2 et 3, la première montrant l'installation de OpenSLL sous Windows, puis la deuxième qui créé le certificat. Je me suis rendu compte à la fin que l'étape 3 était inutile. J'ai ensuite lancé une commande pour supprimer le mot de passe, et j'avais donc en sortie 2 fichiers : <text:span text:style-name="T8">.key</text:span> et <text:span text:style-name="T8">.crt</text:span>.</text:p>
      <text:p text:style-name="P5">J'ai ensuite modifié le fichier <text:span text:style-name="T8">server.js</text:span> pour rendre effectif le serveur https<text:span text:style-name="T3">. Après une erreur de certificat, le serveur HTTPS était maintenant disponible. J'ai passé la fin de cette partie à aider les personnes sur les certificats</text:span></text:p>
      <text:list xml:id="list191347584251396" text:continue-numbering="true" text:style-name="Numbering_20_1">
        <text:list-item>
          <text:p text:style-name="P11">Refactoring et début de Paper.js (1 heure)</text:p>
        </text:list-item>
      </text:list>
      <text:p text:style-name="P7">J'ai profité de la dernière heure pour modifier le fichier <text:span text:style-name="T8">server.js</text:span>, qui utilisait beaucoup de fichiers inutiles, puis supprimer tous les fichiers non nécessaires présents sur le serveur. J'ai de plus commencé à comprendre l'environnement <text:span text:style-name="T8">Paper.js</text:span> après téléchargement de ce fichier. Je l'ai utilisé trivialement sur le fichier HTML disponible sur le site.</text:p>
      <text:list xml:id="list191348612898880" text:continue-numbering="true" text:style-name="Numbering_20_1">
        <text:list-item>
          <text:p text:style-name="P11">Prochaine étape</text:p>
        </text:list-item>
      </text:list>
      <text:p text:style-name="P7">La prochaine tâche est de continuer à travailler avec l'environnement donné par <text:span text:style-name="T8">Paper.js</text:span>, pour résoudre les objectifs donnés pour le 30 septembre. Je pense que je devrais arriver à atteindre ces objectifs au bout de 4 ou 5 heure<text:span text:style-name="T6">s</text:span> de travail, et je me donnerais le reste du temps pour essayer de comprendre le mécanisme du contrôle de l'animation par WebSocket, et si j'ai le temps, de faire les premiers tests de cette partie.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fo:background-color="transparent"/>
    </style:style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loext:contextual-spacing="false" fo:keep-with-next="always">
        <style:tab-stops>
          <style:tab-stop style:position="1cm"/>
        </style:tab-stops>
      </style:paragraph-properties>
      <style:text-properties style:font-name="Liberation Sans" fo:font-family="'Liberation Sans'" style:font-family-generic="swiss" style:font-pitch="variable" fo:font-size="14pt" fo:background-color="transparen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graphic-properties draw:fill-image-width="0cm" draw:fill-image-height="0cm"/>
      <style:paragraph-properties fo:margin-left="0cm" fo:margin-right="0cm" fo:margin-top="0cm" fo:margin-bottom="0.247cm" loext:contextual-spacing="false" fo:line-height="100%" fo:text-align="justify" style:justify-single-word="false" fo:text-indent="0.4cm" style:auto-text-indent="false" style:page-number="auto" style:shadow="none"/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>
        <style:tab-stops>
          <style:tab-stop style:position="1cm"/>
        </style:tab-stops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499cm" fo:margin-left="2.4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499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04cm" fo:text-indent="-0.499cm" fo:margin-left="3.4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499cm" fo:margin-left="3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4cm" fo:text-indent="-0.499cm" fo:margin-left="4.4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05cm" fo:text-indent="-0.499cm" fo:margin-left="4.90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5cm" fo:text-indent="-0.499cm" fo:margin-left="5.4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06cm" fo:text-indent="-0.499cm" fo:margin-left="5.9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5cm" fo:text-indent="-0.499cm" fo:margin-left="6.4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6cm" fo:text-indent="-0.499cm" fo:margin-left="6.90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769cm" fo:text-indent="-0.499cm" fo:margin-left="1.76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268cm" fo:text-indent="-0.499cm" fo:margin-left="2.26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268cm" fo:text-indent="-1cm" fo:margin-left="3.26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519cm" fo:text-indent="-1.251cm" fo:margin-left="4.51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6.018cm" fo:text-indent="-1.499cm" fo:margin-left="6.01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819cm" fo:text-indent="-1.801cm" fo:margin-left="7.81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10.119cm" fo:text-indent="-2.3cm" fo:margin-left="10.11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2.719cm" fo:text-indent="-2.6cm" fo:margin-left="12.71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5.52cm" fo:text-indent="-2.801cm" fo:margin-left="15.52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8.621cm" fo:text-indent="-3.101cm" fo:margin-left="18.62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8:49:21.061000000</meta:creation-date>
    <dc:date>2015-09-22T19:13:46.517000000</dc:date>
    <meta:editing-duration>PT54M55S</meta:editing-duration>
    <meta:editing-cycles>8</meta:editing-cycles>
    <meta:generator>LibreOffice/5.0.1.2$Windows_x86 LibreOffice_project/81898c9f5c0d43f3473ba111d7b351050be20261</meta:generator>
    <meta:document-statistic meta:table-count="0" meta:image-count="0" meta:object-count="0" meta:page-count="2" meta:paragraph-count="22" meta:word-count="724" meta:character-count="4756" meta:non-whitespace-character-count="4043"/>
  </office:meta>
</office:document-meta>
</file>